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2be" officeooo:paragraph-rsid="0017f2be"/>
    </style:style>
    <style:style style:name="P2" style:family="paragraph" style:parent-style-name="Standard">
      <style:text-properties officeooo:rsid="0019a49b" officeooo:paragraph-rsid="0019a49b"/>
    </style:style>
    <style:style style:name="P3" style:family="paragraph" style:parent-style-name="Standard">
      <style:text-properties fo:font-weight="bold" officeooo:rsid="0017f2be" officeooo:paragraph-rsid="0017f2be" style:font-weight-asian="bold" style:font-weight-complex="bold"/>
    </style:style>
    <style:style style:name="P4" style:family="paragraph" style:parent-style-name="Standard">
      <style:text-properties fo:font-weight="bold" officeooo:rsid="00215602" officeooo:paragraph-rsid="00215602" style:font-weight-asian="bold" style:font-weight-complex="bold"/>
    </style:style>
    <style:style style:name="P5" style:family="paragraph" style:parent-style-name="Standard" style:list-style-name="L1">
      <style:text-properties officeooo:rsid="001b42c0" officeooo:paragraph-rsid="001b42c0"/>
    </style:style>
    <style:style style:name="P6" style:family="paragraph" style:parent-style-name="Standard">
      <style:text-properties officeooo:rsid="00215602" officeooo:paragraph-rsid="0017f2be"/>
    </style:style>
    <style:style style:name="P7" style:family="paragraph" style:parent-style-name="Standard">
      <style:text-properties fo:font-size="14pt" fo:font-weight="bold" officeooo:rsid="0017f2be" officeooo:paragraph-rsid="0017f2b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1pt" officeooo:rsid="0017f2be" officeooo:paragraph-rsid="00207d58" style:font-size-asian="11pt" style:font-size-complex="11pt"/>
    </style:style>
    <style:style style:name="P9" style:family="paragraph" style:parent-style-name="Standard">
      <style:text-properties fo:font-size="11pt" officeooo:rsid="0017f2be" officeooo:paragraph-rsid="001b42c0" style:font-size-asian="11pt" style:font-size-complex="11pt"/>
    </style:style>
    <style:style style:name="P10" style:family="paragraph" style:parent-style-name="Standard" style:list-style-name="L2">
      <style:text-properties fo:font-size="11pt" officeooo:rsid="0017f2be" officeooo:paragraph-rsid="0017f2be" style:font-size-asian="11pt" style:font-size-complex="11pt"/>
    </style:style>
    <style:style style:name="P11" style:family="paragraph" style:parent-style-name="Standard" style:list-style-name="L1">
      <style:text-properties fo:font-size="11pt" officeooo:rsid="0017f2be" officeooo:paragraph-rsid="0017f2be" style:font-size-asian="11pt" style:font-size-complex="11pt"/>
    </style:style>
    <style:style style:name="P12" style:family="paragraph" style:parent-style-name="Standard" style:list-style-name="L3">
      <style:text-properties fo:font-size="11pt" officeooo:rsid="0019a49b" officeooo:paragraph-rsid="00215602" style:font-size-asian="11pt" style:font-size-complex="11pt"/>
    </style:style>
    <style:style style:name="P13" style:family="paragraph" style:parent-style-name="Standard" style:list-style-name="L1">
      <style:text-properties fo:font-size="11pt" officeooo:rsid="0019a49b" officeooo:paragraph-rsid="00231530" style:font-size-asian="11pt" style:font-size-complex="11pt"/>
    </style:style>
    <style:style style:name="P14" style:family="paragraph" style:parent-style-name="Standard" style:list-style-name="L3">
      <style:text-properties fo:font-size="11pt" officeooo:rsid="00215602" officeooo:paragraph-rsid="00215602" style:font-size-asian="11pt" style:font-size-complex="11pt"/>
    </style:style>
    <style:style style:name="P15" style:family="paragraph" style:parent-style-name="Standard" style:list-style-name="L1">
      <style:text-properties fo:font-size="11pt" officeooo:rsid="00215602" officeooo:paragraph-rsid="00215602" style:font-size-asian="11pt" style:font-size-complex="11pt"/>
    </style:style>
    <style:style style:name="P16" style:family="paragraph" style:parent-style-name="Standard" style:list-style-name="L1">
      <style:text-properties fo:font-size="11pt" officeooo:rsid="00207d58" officeooo:paragraph-rsid="00207d58" style:font-size-asian="11pt" style:font-size-complex="11pt"/>
    </style:style>
    <style:style style:name="P17" style:family="paragraph" style:parent-style-name="Standard" style:list-style-name="L2">
      <style:text-properties fo:font-size="11pt" officeooo:rsid="001b42c0" officeooo:paragraph-rsid="001b42c0" style:font-size-asian="11pt" style:font-size-complex="11pt"/>
    </style:style>
    <style:style style:name="P18" style:family="paragraph" style:parent-style-name="Standard" style:list-style-name="L1">
      <style:text-properties fo:font-size="11pt" officeooo:rsid="001b42c0" officeooo:paragraph-rsid="001b42c0" style:font-size-asian="11pt" style:font-size-complex="11pt"/>
    </style:style>
    <style:style style:name="P19" style:family="paragraph" style:parent-style-name="Standard" style:list-style-name="L2">
      <style:text-properties fo:font-size="11pt" officeooo:rsid="001df5f2" officeooo:paragraph-rsid="00207d58" style:font-size-asian="11pt" style:font-size-complex="11pt"/>
    </style:style>
    <style:style style:name="P20" style:family="paragraph" style:parent-style-name="Standard" style:list-style-name="L1">
      <style:text-properties fo:font-size="11pt" officeooo:rsid="001cbfdd" officeooo:paragraph-rsid="00231530" style:font-size-asian="11pt" style:font-size-complex="11pt"/>
    </style:style>
    <style:style style:name="P21" style:family="paragraph" style:parent-style-name="Standard" style:list-style-name="L2">
      <style:text-properties fo:font-size="11pt" officeooo:rsid="00231530" officeooo:paragraph-rsid="00231530" style:font-size-asian="11pt" style:font-size-complex="11pt"/>
    </style:style>
    <style:style style:name="P22" style:family="paragraph" style:parent-style-name="Standard" style:list-style-name="L2">
      <style:text-properties officeooo:paragraph-rsid="00231530"/>
    </style:style>
    <style:style style:name="T1" style:family="text">
      <style:text-properties officeooo:rsid="0019a49b"/>
    </style:style>
    <style:style style:name="T2" style:family="text">
      <style:text-properties officeooo:rsid="001b42c0"/>
    </style:style>
    <style:style style:name="T3" style:family="text">
      <style:text-properties officeooo:rsid="001df5f2"/>
    </style:style>
    <style:style style:name="T4" style:family="text">
      <style:text-properties officeooo:rsid="001f23e4"/>
    </style:style>
    <style:style style:name="T5" style:family="text">
      <style:text-properties officeooo:rsid="00207d58"/>
    </style:style>
    <style:style style:name="T6" style:family="text">
      <style:text-properties officeooo:rsid="00215602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b42c0" style:font-size-asian="11pt" style:font-size-complex="11pt"/>
    </style:style>
    <style:style style:name="T9" style:family="text">
      <style:text-properties fo:font-size="11pt" officeooo:rsid="00231530" style:font-size-asian="11pt" style:font-size-complex="11pt"/>
    </style:style>
    <style:style style:name="T10" style:family="text">
      <style:text-properties fo:font-size="11pt" officeooo:rsid="00207d58" style:font-size-asian="11pt" style:font-size-complex="11pt"/>
    </style:style>
    <style:style style:name="T11" style:family="text">
      <style:text-properties officeooo:rsid="002315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thlete Persona</text:p>
      <text:p text:style-name="P1"/>
      <text:p text:style-name="P8">I am typically a cyclist, but may also be a triathlete, runner or more infrequently I may participate in other sports such as rowing, <text:span text:style-name="T5">hiking or skiing</text:span>. I am using GoldenCheetah because I want to explore a more data-driven and evidence based approach to my training. </text:p>
      <text:p text:style-name="P8"/>
      <text:p text:style-name="P8">I will typically log all my data and take care in curating it,<text:span text:style-name="T3"> fixing spikes and anomalies, adding things like notes and equipment details. Less frequently I might track things like sleep, weight and HRV. I am more likely to upload to Strava than anywhere else.</text:span></text:p>
      <text:p text:style-name="P9"/>
      <text:p text:style-name="P9">I most probably own a power meter <text:span text:style-name="T2">and likely for several years. I am most likely to be self-coached, I might even help “coaching” my friends and team-mates. I’m generally quite technically literate.</text:span></text:p>
      <text:p text:style-name="P6"/>
      <text:p text:style-name="P4">Use-Cases</text:p>
      <text:list xml:id="list7155365296422783745" text:style-name="L3">
        <text:list-item>
          <text:p text:style-name="P12">I almost always use GC post-ride to import and analyse <text:span text:style-name="T6">a ride and review trends.</text:span> </text:p>
        </text:list-item>
        <text:list-item>
          <text:p text:style-name="P12">I rarely open up GC to review existing data or plan for the future. </text:p>
        </text:list-item>
        <text:list-item>
          <text:p text:style-name="P12"><text:span text:style-name="T4">If I do any structured planning I probably use Excel</text:span></text:p>
        </text:list-item>
        <text:list-item>
          <text:p text:style-name="P12"><text:span text:style-name="T6">A </text:span>small <text:span text:style-name="T6">number </text:span>of athletes use the training view <text:span text:style-name="T11">and appreciate the new workout editor</text:span></text:p>
        </text:list-item>
        <text:list-item>
          <text:p text:style-name="P12"><text:span text:style-name="T6">An even smaller group use and appreciate the Aerolab tool</text:span></text:p>
        </text:list-item>
        <text:list-item>
          <text:p text:style-name="P14">Almost no-one uses the Diary view</text:p>
        </text:list-item>
      </text:list>
      <text:p text:style-name="P1"/>
      <text:p text:style-name="P3">Highlights</text:p>
      <text:list xml:id="list7613240617281418249" text:style-name="L2">
        <text:list-item>
          <text:p text:style-name="P21"/>
        </text:list-item>
        <text:list-item>
          <text:p text:style-name="P10">Using a wide range of metrics to assess my performance</text:p>
        </text:list-item>
        <text:list-item>
          <text:p text:style-name="P10">Tracking progress over time esp. PMC <text:span text:style-name="T2">and Power Bests</text:span></text:p>
        </text:list-item>
        <text:list-item>
          <text:p text:style-name="P10">Wide range of tools for activity analysis esp. W’bal, <text:span text:style-name="T1">CP</text:span></text:p>
        </text:list-item>
        <text:list-item>
          <text:p text:style-name="P22"><text:span text:style-name="T10">Lots of flexibility and options to customise e</text:span><text:span text:style-name="T9">sp.</text:span><text:span text:style-name="T10"> Charts, Metrics (but see pain points below)</text:span></text:p>
        </text:list-item>
        <text:list-item>
          <text:p text:style-name="P22"><text:span text:style-name="T9">A repository with tools to curate my activity data files</text:span></text:p>
        </text:list-item>
        <text:list-item>
          <text:p text:style-name="P10">Automatic interval discovery</text:p>
        </text:list-item>
        <text:list-item>
          <text:p text:style-name="P17">Comparing intervals <text:span text:style-name="T5">or competitions e.g. TTs</text:span> (but see pain points below)</text:p>
        </text:list-item>
        <text:list-item>
          <text:p text:style-name="P19">Science is good, even if I don’t always understand it all</text:p>
        </text:list-item>
      </text:list>
      <text:p text:style-name="P2"/>
      <text:p text:style-name="P1"/>
      <text:p text:style-name="P3">Pain Points</text:p>
      <text:list xml:id="list4909159298280945597" text:style-name="L1">
        <text:list-item>
          <text:p text:style-name="P5">I<text:span text:style-name="T7"> struggle with the science, I don’t fully understand it</text:span></text:p>
        </text:list-item>
        <text:list-item>
          <text:p text:style-name="P11">GC’s complexity is overwhelmi<text:span text:style-name="T2">n</text:span>g <text:span text:style-name="T2">with a steep learning curve</text:span> <text:span text:style-name="T2">e.g. R charts</text:span></text:p>
        </text:list-item>
        <text:list-item>
          <text:p text:style-name="P16">The user interface and experience is pretty poor <text:span text:style-name="T11">and very dated</text:span></text:p>
        </text:list-item>
        <text:list-item>
          <text:p text:style-name="P11">I find it hard to <text:span text:style-name="T6">even </text:span>find <text:span text:style-name="T6">the </text:span>features I <text:span text:style-name="T6">need</text:span>, even when I know they are there</text:p>
        </text:list-item>
        <text:list-item>
          <text:p text:style-name="P20"><text:span text:style-name="T1">Help and Documentation is limited or hard to search and find information I need</text:span></text:p>
        </text:list-item>
        <text:list-item>
          <text:p text:style-name="P20">Manually creating intervals is fiddly and doesn’t work how I’d expect/like it to</text:p>
        </text:list-item>
        <text:list-item>
          <text:p text:style-name="P13"><text:span text:style-name="T2">Comparing can be fiddly or hammer to crack a nut e.g. get history for a local climb</text:span></text:p>
        </text:list-item>
        <text:list-item>
          <text:p text:style-name="P13">Single sport athletes find the other sports information distracting or annoying</text:p>
        </text:list-item>
        <text:list-item>
          <text:p text:style-name="P15">Crashes are still mentioned, although considerably much less often than in the past.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iversedge</meta:initial-creator>
    <meta:creation-date>2016-12-08T11:51:20.028121935</meta:creation-date>
    <dc:date>2016-12-08T13:14:19.507890634</dc:date>
    <dc:creator>Mark Liversedge</dc:creator>
    <meta:editing-duration>PT51M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32" meta:word-count="424" meta:character-count="2317" meta:non-whitespace-character-count="1945"/>
  </office:meta>
</office:document-meta>
</file>